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88d4" officeooo:paragraph-rsid="000688d4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officeooo:rsid="000688d4" officeooo:paragraph-rsid="000688d4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officeooo:rsid="00083fe3" officeooo:paragraph-rsid="00083fe3" fo:background-color="#1e1e1e"/>
    </style:style>
    <style:style style:name="P5" style:family="paragraph" style:parent-style-name="Standard">
      <style:text-properties fo:color="#d4d4d4" loext:opacity="100%" style:font-name="Droid Sans Mono" fo:font-size="10.5pt" fo:font-weight="normal" officeooo:rsid="00083fe3" officeooo:paragraph-rsid="0008d116" fo:background-color="#1e1e1e"/>
    </style:style>
    <style:style style:name="P6" style:family="paragraph" style:parent-style-name="Standard">
      <style:text-properties fo:color="#d4d4d4" loext:opacity="100%" style:font-name="Droid Sans Mono" fo:font-size="10.5pt" fo:font-weight="normal" officeooo:rsid="0008d116" officeooo:paragraph-rsid="0008d116" fo:background-color="#1e1e1e"/>
    </style:style>
    <style:style style:name="P7" style:family="paragraph" style:parent-style-name="Standard">
      <style:paragraph-properties style:line-height-at-least="0.198in"/>
    </style:style>
    <style:style style:name="T1" style:family="text">
      <style:text-properties fo:color="#c586c0" loext:opacity="100%"/>
    </style:style>
    <style:style style:name="T2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3" style:family="text">
      <style:text-properties fo:color="#c586c0" loext:opacity="100%" officeooo:rsid="00092cf1"/>
    </style:style>
    <style:style style:name="T4" style:family="text">
      <style:text-properties fo:color="#569cd6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b5cea8" loext:opacity="100%" style:font-name="Droid Sans Mono" fo:font-size="10.5pt" fo:font-weight="normal" fo:background-color="#1e1e1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GROUP MEMBERS</text:span></text:p>
      <text:p text:style-name="P5"><text:span text:style-name="T1"/></text:p>
      <text:p text:style-name="P5"><text:span text:style-name="T1">Name <text:s text:c="40"/>Admission No.</text:span></text:p>
      <text:p text:style-name="P5"><text:span text:style-name="T1"/></text:p>
      <text:p text:style-name="P5"><text:span text:style-name="T1">1. Bosco Muthini <text:s text:c="22"/>CSC/O1O/2020</text:span></text:p>
      <text:p text:style-name="P5"><text:span text:style-name="T1">2. Nimrod Ouko <text:s text:c="24"/>CSC/035/2020</text:span></text:p>
      <text:p text:style-name="P5"><text:span text:style-name="T1">3. Hillary Arot <text:s text:c="27"/></text:span><text:span text:style-name="T3">CSC/006/2020</text:span></text:p>
      <text:p text:style-name="P5"><text:span text:style-name="T1"/></text:p>
      <text:p text:style-name="P6"><text:span text:style-name="T1">QUESTION <text:s/>1</text:span></text:p>
      <text:p text:style-name="P6"><text:span text:style-name="T1"/></text:p>
      <text:p text:style-name="P6"><text:span text:style-name="T1">#include</text:span><text:span text:style-name="T4"> </text:span><text:span text:style-name="T5">&lt;iostream&gt;</text:span></text:p>
      <text:p text:style-name="P2"><text:span text:style-name="T1">using</text:span> <text:span text:style-name="T4">namespace</text:span> <text:span text:style-name="T7">std</text:span>;</text:p>
      <text:p text:style-name="P2"><text:span text:style-name="T4">int</text:span> <text:span text:style-name="T8">main</text:span>()</text:p>
      <text:p text:style-name="P2">{</text:p>
      <text:p text:style-name="P2"><text:span text:style-name="T4">int</text:span> i=<text:span text:style-name="T9">5</text:span>;</text:p>
      <text:p text:style-name="P2"><text:span text:style-name="T4">int</text:span> *pj;</text:p>
      <text:p text:style-name="P2"><text:span text:style-name="T4">int</text:span> *pk;</text:p>
      <text:p text:style-name="P2"><text:span text:style-name="T4">int</text:span> n;</text:p>
      <text:p text:style-name="P7"><text:span text:style-name="T6">pj=&amp;i;</text:span></text:p>
      <text:p text:style-name="P2">pk=&amp;n;</text:p>
      <text:p text:style-name="P2">n=i;</text:p>
      <text:p text:style-name="P7"/>
      <text:p text:style-name="P2">cout&lt;&lt;*pj*<text:span text:style-name="T9">5</text:span>&lt;&lt;endl;</text:p>
      <text:p text:style-name="P2">cout&lt;&lt;*pk&lt;&lt;endl;</text:p>
      <text:p text:style-name="P2">cout&lt;&lt;*pj&lt;&lt;endl;</text:p>
      <text:p text:style-name="P2">cout&lt;&lt;i&lt;&lt;endl;</text:p>
      <text:p text:style-name="P7"><text:span text:style-name="T2">return</text:span><text:span text:style-name="T6"> </text:span><text:span text:style-name="T10">0</text:span><text:span text:style-name="T6">;</text:span></text:p>
      <text:p text:style-name="P2">}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QUESTION <text:s/>2</text:span></text:p>
      <text:p text:style-name="P4"><text:span text:style-name="T1"/></text:p>
      <text:p text:style-name="P3"><text:span text:style-name="T1">#include</text:span><text:span text:style-name="T4"> </text:span><text:span text:style-name="T5">&lt;iostream&gt;</text:span></text:p>
      <text:p text:style-name="P2"><text:span text:style-name="T1">using</text:span> <text:span text:style-name="T4">namespace</text:span> <text:span text:style-name="T7">std</text:span>;</text:p>
      <text:p text:style-name="P2"><text:span text:style-name="T4">void</text:span> <text:span text:style-name="T8">factorize</text:span>(){</text:p>
      <text:p text:style-name="P2"><text:span text:style-name="T4">int</text:span> number;</text:p>
      <text:p text:style-name="P2">cout&lt;&lt;<text:span text:style-name="T5">"Enter a positive number :"</text:span>&lt;&lt;endl;</text:p>
      <text:p text:style-name="P2">cin&gt;&gt;number;</text:p>
      <text:p text:style-name="P2"><text:span text:style-name="T4">int</text:span> factorial=<text:span text:style-name="T9">1</text:span>;</text:p>
      <text:p text:style-name="P2"><text:span text:style-name="T4">int</text:span> i;</text:p>
      <text:p text:style-name="P2"><text:span text:style-name="T1">for</text:span>(i=<text:span text:style-name="T9">1</text:span>;i&lt;=number;i++){</text:p>
      <text:p text:style-name="P2">factorial=factorial*i;</text:p>
      <text:p text:style-name="P2">}</text:p>
      <text:p text:style-name="P2">cout&lt;&lt;<text:span text:style-name="T5">"The factorial of "</text:span>&lt;&lt;number&lt;&lt;<text:span text:style-name="T5">" is : "</text:span>&lt;&lt;factorial&lt;&lt;endl;</text:p>
      <text:p text:style-name="P2"><text:span text:style-name="T4">int</text:span>* ptr =&amp;number;</text:p>
      <text:p text:style-name="P2">cout&lt;&lt;ptr&lt;&lt;endl;</text:p>
      <text:p text:style-name="P2">}</text:p>
      <text:p text:style-name="P2"><text:span text:style-name="T4">int</text:span> <text:span text:style-name="T8">main</text:span>(){</text:p>
      <text:p text:style-name="P7"/>
      <text:p text:style-name="P2"><text:span text:style-name="T8">factorize</text:span>(); </text:p>
      <text:p text:style-name="P2"><text:span text:style-name="T1">return</text:span> <text:span text:style-name="T9">0</text:span>;</text:p>
      <text:p text:style-name="P2">}</text:p>
      <text:p text:style-name="P2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07:44:29.731139476</meta:creation-date>
    <dc:date>2021-11-15T08:21:35.187144205</dc:date>
    <meta:editing-duration>PT25M47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2" meta:paragraph-count="43" meta:word-count="87" meta:character-count="737" meta:non-whitespace-character-count="577"/>
  </office:meta>
</office:document-meta>
</file>